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3.242cm"/>
    </style:style>
    <style:style style:name="co13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5.2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7" table:number-columns-repeated="16376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7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Цена руб./шт.</text:p>
          </table:table-cell>
          <table:table-cell table:style-name="ce8" office:value-type="float" office:value="510" calcext:value-type="float">
            <text:p>510</text:p>
          </table:table-cell>
          <table:table-cell table:style-name="Default" table:number-columns-repeated="16376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3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3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4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4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34" calcext:value-type="float">
            <text:p>133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1-06-07" calcext:value-type="date">
            <text:p>07.06.2021</text:p>
          </table:table-cell>
          <table:table-cell table:style-name="ce4"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84" calcext:value-type="float">
            <text:p>20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87" calcext:value-type="float">
            <text:p>21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76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16376"/>
        </table:table-row>
        <table:table-row table:style-name="ro2" table:number-rows-repeated="1046302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  <table:named-expressions>
          <table:named-range table:name="Excel_BuiltIn__FilterDatabase" table:base-cell-address="$'Движение товаров'.$A$1" table:cell-range-address="$'Движение товаров'.$A$1:.$G$2273"/>
        </table:named-expressions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number-columns-repeated="16378"/>
        <table:table-row table:style-name="ro5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оставщик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Тушенка говяж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visibility="filter"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number-rows-repeated="1048510">
          <table:table-cell table:number-columns-repeated="6"/>
          <table:table-cell table:style-name="Default" table:number-columns-repeated="16378"/>
        </table:table-row>
        <table:table-row table:style-name="ro2">
          <table:table-cell table:number-columns-repeated="6"/>
          <table:table-cell table:style-name="Default" table:number-columns-repeated="16378"/>
        </table:table-row>
      </table:table>
      <table:table table:name="Магазин" table:style-name="ta3">
        <office:forms form:automatic-focus="false" form:apply-design-mode="false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7" table:number-columns-repeated="16381"/>
        <table:table-row table:style-name="ro2">
          <table:table-cell table:style-name="ce9" office:value-type="string" calcext:value-type="string">
            <text:p>ID магазина</text:p>
          </table:table-cell>
          <table:table-cell table:style-name="ce9" office:value-type="string" calcext:value-type="string">
            <text:p>Район</text:p>
          </table:table-cell>
          <table:table-cell table:style-name="ce9" office:value-type="string" calcext:value-type="string">
            <text:p>Адрес</text:p>
          </table:table-cell>
        </table:table-row>
        <table:table-row table:style-name="ro2" table:visibility="filter">
          <table:table-cell table:style-name="ce15"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</table:table-row>
        <table:table-row table:style-name="ro2" table:visibility="filter">
          <table:table-cell table:style-name="ce15"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</table:table-row>
        <table:table-row table:style-name="ro2">
          <table:table-cell table:style-name="ce15"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</table:table-row>
        <table:table-row table:style-name="ro2" table:visibility="filter">
          <table:table-cell table:style-name="ce15"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</table:table-row>
        <table:table-row table:style-name="ro2" table:visibility="filter">
          <table:table-cell table:style-name="ce15"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</table:table-row>
        <table:table-row table:style-name="ro2" table:visibility="filter">
          <table:table-cell table:style-name="ce15"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</table:table-row>
        <table:table-row table:style-name="ro2" table:visibility="filter">
          <table:table-cell table:style-name="ce15"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</table:table-row>
        <table:table-row table:style-name="ro2" table:visibility="filter">
          <table:table-cell table:style-name="ce15"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</table:table-row>
        <table:table-row table:style-name="ro2">
          <table:table-cell table:style-name="ce15"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</table:table-row>
        <table:table-row table:style-name="ro2" table:visibility="filter">
          <table:table-cell table:style-name="ce15"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</table:table-row>
        <table:table-row table:style-name="ro2">
          <table:table-cell table:style-name="ce15"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</table:table-row>
        <table:table-row table:style-name="ro2" table:visibility="filter">
          <table:table-cell table:style-name="ce15"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</table:table-row>
        <table:table-row table:style-name="ro2" table:visibility="filter">
          <table:table-cell table:style-name="ce15"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</table:table-row>
        <table:table-row table:style-name="ro2">
          <table:table-cell table:style-name="ce15"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</table:table-row>
        <table:table-row table:style-name="ro2" table:visibility="filter">
          <table:table-cell table:style-name="ce15"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</table:table-row>
        <table:table-row table:style-name="ro2" table:visibility="filter">
          <table:table-cell table:style-name="ce15"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>
        <table:named-expression table:name="_xlfn_AGGREGATE" table:base-cell-address="$'Движение товаров'.$A$1" table:expression=""/>
      </table:named-expressions>
      <table:database-ranges>
        <table:database-range table:name="__Anonymous_Sheet_DB__0" table:target-range-address="'Движение товаров'.A1:'Движение товаров'.G2273" table:display-filter-buttons="true">
          <table:filter>
            <table:filter-and>
              <table:filter-condition table:value="M11" table:operator="=" table:field-number="2">
                <table:filter-set-item table:value="M11"/>
                <table:filter-set-item table:value="M14"/>
                <table:filter-set-item table:value="M3"/>
                <table:filter-set-item table:value="M9"/>
              </table:filter-condition>
              <table:filter-condition table:data-type="number" table:value="56" table:operator="=" table:field-number="3"/>
              <table:filter-condition table:value="Поступление" table:operator="=" table:field-number="5"/>
            </table:filter-and>
          </table:filter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Тушенка говяжья" table:operator="=" table:field-number="2"/>
            </table:filter-and>
          </table:filter>
        </table:database-range>
        <table:database-range table:name="__Anonymous_Sheet_DB__2" table:target-range-address="Магазин.A1:Магазин.C17" table:display-filter-buttons="true">
          <table:filter>
            <table:filter-and>
              <table:filter-condition table:value="Заречный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р.</number:text>
    </number:number-style>
    <number:number-style style:name="N115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р.</number:text>
    </number:number-style>
    <number:number-style style:name="N118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7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1P2" style:volatile="true">
      <number:text loext:blank-width-char="-"> </number:text>
      <number:fill-character> </number:fill-character>
      <number:text loext:blank-width-char="-4">- р.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₽</number:text>
    </number:number-style>
    <number:number-style style:name="N14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₽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₽</number:text>
    </number:number-style>
    <number:number-style style:name="N14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₽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3P2" style:volatile="true">
      <number:text loext:blank-width-char="-"> </number:text>
      <number:fill-character> </number:fill-character>
      <number:text loext:blank-width-char="-3">- ₽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7P2" style:volatile="true">
      <number:text loext:blank-width-char="-"> </number:text>
      <number:fill-character> </number:fill-character>
      <number:text>- _-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69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69">
      <number:text loext:blank-width-char="-"> </number:text>
      <number:text-content/>
      <number:text loext:blank-width-char="-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7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.00.0000</text:date>, <text:time style:data-style-name="N2" text:time-value="10:17:06.547457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Слава</meta:initial-creator>
    <meta:creation-date>2021-07-09T21:04:06</meta:creation-date>
    <dc:date>2026-05-02T10:21:38.577710900</dc:date>
    <meta:editing-duration>PT6M32S</meta:editing-duration>
    <meta:editing-cycles>3</meta:editing-cycles>
    <meta:generator>LibreOffice/26.2.1.2$Windows_X86_64 LibreOffice_project/620$Build-2</meta:generator>
    <meta:document-statistic meta:table-count="3" meta:cell-count="16353" meta:object-count="0"/>
  </office:meta>
</office:document-meta>
</file>